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5.95pt"/>
    </style:style>
    <style:style style:name="co3" style:family="table-column">
      <style:table-column-properties fo:break-before="auto" style:column-width="76.39pt"/>
    </style:style>
    <style:style style:name="co4" style:family="table-column">
      <style:table-column-properties fo:break-before="auto" style:column-width="76.65pt"/>
    </style:style>
    <style:style style:name="co5" style:family="table-column">
      <style:table-column-properties fo:break-before="auto" style:column-width="80.5pt"/>
    </style:style>
    <style:style style:name="co6" style:family="table-column">
      <style:table-column-properties fo:break-before="auto" style:column-width="74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 style:data-style-name="N50"/>
  </office:automatic-styles>
  <office:body>
    <office:spreadsheet>
      <table:calculation-settings table:automatic-find-labels="false"/>
      <table:table table:name="data" table:style-name="ta1">
        <table:table-column table:style-name="co1" table:number-columns-repeated="5" table:default-cell-style-name="Default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num_of_nodes</text:p>
          </table:table-cell>
          <table:table-cell office:value-type="string" calcext:value-type="string">
            <text:p>execution_time</text:p>
          </table:table-cell>
          <table:table-cell office:value-type="string" calcext:value-type="string">
            <text:p>time_coverage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um_of_params</text:p>
          </table:table-cell>
          <table:table-cell table:style-name="Default" office:value-type="string" calcext:value-type="string">
            <text:p>time_coverage_start</text:p>
          </table:table-cell>
          <table:table-cell table:style-name="Default" office:value-type="string" calcext:value-type="string">
            <text:p>time_coverage_end</text:p>
          </table:table-cell>
          <table:table-cell table:style-name="Default" office:value-type="string" calcext:value-type="string">
            <text:p>execution_d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.192" calcext:value-type="float">
            <text:p>20.192</text:p>
          </table:table-cell>
          <table:table-cell office:value-type="float" office:value="31539600" calcext:value-type="float">
            <text:p>31539600</text:p>
          </table:table-cell>
          <table:table-cell office:value-type="float" office:value="10066275204.2" calcext:value-type="float">
            <text:p>10066275204.2</text:p>
          </table:table-cell>
          <table:table-cell office:value-type="float" office:value="202" calcext:value-type="float">
            <text:p>202</text:p>
          </table:table-cell>
          <table:table-cell office:value-type="date" office:date-value="1999-01-01T00:00:19" calcext:value-type="date">
            <text:p>01/01/99 12:00 AM</text:p>
          </table:table-cell>
          <table:table-cell office:value-type="date" office:date-value="2000-01-01T01:00:19" calcext:value-type="date">
            <text:p>01/01/00 01:00 AM</text:p>
          </table:table-cell>
          <table:table-cell office:value-type="date" office:date-value="2017-06-16T03:21:09" calcext:value-type="date">
            <text:p>06/16/17 03:21 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.108" calcext:value-type="float">
            <text:p>20.108</text:p>
          </table:table-cell>
          <table:table-cell office:value-type="float" office:value="31539600" calcext:value-type="float">
            <text:p>31539600</text:p>
          </table:table-cell>
          <table:table-cell office:value-type="float" office:value="10066275204.2" calcext:value-type="float">
            <text:p>10066275204.2</text:p>
          </table:table-cell>
          <table:table-cell office:value-type="float" office:value="403" calcext:value-type="float">
            <text:p>403</text:p>
          </table:table-cell>
          <table:table-cell office:value-type="date" office:date-value="1999-01-01T00:00:19" calcext:value-type="date">
            <text:p>01/01/99 12:00 AM</text:p>
          </table:table-cell>
          <table:table-cell office:value-type="date" office:date-value="2000-01-01T01:00:19" calcext:value-type="date">
            <text:p>01/01/00 01:00 AM</text:p>
          </table:table-cell>
          <table:table-cell office:value-type="date" office:date-value="2017-06-16T03:21:29" calcext:value-type="date">
            <text:p>06/16/17 03:21 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.107" calcext:value-type="float">
            <text:p>20.107</text:p>
          </table:table-cell>
          <table:table-cell office:value-type="float" office:value="31539600" calcext:value-type="float">
            <text:p>31539600</text:p>
          </table:table-cell>
          <table:table-cell office:value-type="float" office:value="10066275204.2" calcext:value-type="float">
            <text:p>10066275204.2</text:p>
          </table:table-cell>
          <table:table-cell office:value-type="float" office:value="412" calcext:value-type="float">
            <text:p>412</text:p>
          </table:table-cell>
          <table:table-cell office:value-type="date" office:date-value="1999-01-01T00:00:19" calcext:value-type="date">
            <text:p>01/01/99 12:00 AM</text:p>
          </table:table-cell>
          <table:table-cell office:value-type="date" office:date-value="2000-01-01T01:00:19" calcext:value-type="date">
            <text:p>01/01/00 01:00 AM</text:p>
          </table:table-cell>
          <table:table-cell office:value-type="date" office:date-value="2017-06-16T03:21:49" calcext:value-type="date">
            <text:p>06/16/17 03:21 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.336" calcext:value-type="float">
            <text:p>94.336</text:p>
          </table:table-cell>
          <table:table-cell office:value-type="float" office:value="189392400" calcext:value-type="float">
            <text:p>189392400</text:p>
          </table:table-cell>
          <table:table-cell office:value-type="float" office:value="10066275204.2" calcext:value-type="float">
            <text:p>10066275204.2</text:p>
          </table:table-cell>
          <table:table-cell office:value-type="float" office:value="202" calcext:value-type="float">
            <text:p>202</text:p>
          </table:table-cell>
          <table:table-cell office:value-type="date" office:date-value="1999-01-01T00:00:19" calcext:value-type="date">
            <text:p>01/01/99 12:00 AM</text:p>
          </table:table-cell>
          <table:table-cell office:value-type="date" office:date-value="2005-01-01T01:00:19" calcext:value-type="date">
            <text:p>01/01/05 01:00 AM</text:p>
          </table:table-cell>
          <table:table-cell office:value-type="date" office:date-value="2017-06-16T03:22:09" calcext:value-type="date">
            <text:p>06/16/17 03:22 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.906" calcext:value-type="float">
            <text:p>94.906</text:p>
          </table:table-cell>
          <table:table-cell office:value-type="float" office:value="189392400" calcext:value-type="float">
            <text:p>189392400</text:p>
          </table:table-cell>
          <table:table-cell office:value-type="float" office:value="10066275204.2" calcext:value-type="float">
            <text:p>10066275204.2</text:p>
          </table:table-cell>
          <table:table-cell office:value-type="float" office:value="403" calcext:value-type="float">
            <text:p>403</text:p>
          </table:table-cell>
          <table:table-cell office:value-type="date" office:date-value="1999-01-01T00:00:19" calcext:value-type="date">
            <text:p>01/01/99 12:00 AM</text:p>
          </table:table-cell>
          <table:table-cell office:value-type="date" office:date-value="2005-01-01T01:00:19" calcext:value-type="date">
            <text:p>01/01/05 01:00 AM</text:p>
          </table:table-cell>
          <table:table-cell office:value-type="date" office:date-value="2017-06-16T03:23:44" calcext:value-type="date">
            <text:p>06/16/17 03:23 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.926" calcext:value-type="float">
            <text:p>94.926</text:p>
          </table:table-cell>
          <table:table-cell office:value-type="float" office:value="189392400" calcext:value-type="float">
            <text:p>189392400</text:p>
          </table:table-cell>
          <table:table-cell office:value-type="float" office:value="10066275204.2" calcext:value-type="float">
            <text:p>10066275204.2</text:p>
          </table:table-cell>
          <table:table-cell office:value-type="float" office:value="412" calcext:value-type="float">
            <text:p>412</text:p>
          </table:table-cell>
          <table:table-cell office:value-type="date" office:date-value="1999-01-01T00:00:19" calcext:value-type="date">
            <text:p>01/01/99 12:00 AM</text:p>
          </table:table-cell>
          <table:table-cell office:value-type="date" office:date-value="2005-01-01T01:00:19" calcext:value-type="date">
            <text:p>01/01/05 01:00 AM</text:p>
          </table:table-cell>
          <table:table-cell office:value-type="date" office:date-value="2017-06-16T03:25:19" calcext:value-type="date">
            <text:p>06/16/17 03:25 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0.035" calcext:value-type="float">
            <text:p>710.035</text:p>
          </table:table-cell>
          <table:table-cell office:value-type="float" office:value="347158800" calcext:value-type="float">
            <text:p>347158800</text:p>
          </table:table-cell>
          <table:table-cell office:value-type="float" office:value="10066275204.2" calcext:value-type="float">
            <text:p>10066275204.2</text:p>
          </table:table-cell>
          <table:table-cell office:value-type="float" office:value="202" calcext:value-type="float">
            <text:p>202</text:p>
          </table:table-cell>
          <table:table-cell office:value-type="date" office:date-value="1999-01-01T00:00:19" calcext:value-type="date">
            <text:p>01/01/99 12:00 AM</text:p>
          </table:table-cell>
          <table:table-cell office:value-type="date" office:date-value="2010-01-01T01:00:19" calcext:value-type="date">
            <text:p>01/01/10 01:00 AM</text:p>
          </table:table-cell>
          <table:table-cell office:value-type="date" office:date-value="2017-06-16T03:26:54" calcext:value-type="date">
            <text:p>06/16/17 03:26 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0.051" calcext:value-type="float">
            <text:p>710.051</text:p>
          </table:table-cell>
          <table:table-cell office:value-type="float" office:value="347158800" calcext:value-type="float">
            <text:p>347158800</text:p>
          </table:table-cell>
          <table:table-cell office:value-type="float" office:value="10066275204.2" calcext:value-type="float">
            <text:p>10066275204.2</text:p>
          </table:table-cell>
          <table:table-cell office:value-type="float" office:value="403" calcext:value-type="float">
            <text:p>403</text:p>
          </table:table-cell>
          <table:table-cell office:value-type="date" office:date-value="1999-01-01T00:00:19" calcext:value-type="date">
            <text:p>01/01/99 12:00 AM</text:p>
          </table:table-cell>
          <table:table-cell office:value-type="date" office:date-value="2010-01-01T01:00:19" calcext:value-type="date">
            <text:p>01/01/10 01:00 AM</text:p>
          </table:table-cell>
          <table:table-cell office:value-type="date" office:date-value="2017-06-16T03:38:44" calcext:value-type="date">
            <text:p>06/16/17 03:38 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0.035" calcext:value-type="float">
            <text:p>700.035</text:p>
          </table:table-cell>
          <table:table-cell office:value-type="float" office:value="347158800" calcext:value-type="float">
            <text:p>347158800</text:p>
          </table:table-cell>
          <table:table-cell office:value-type="float" office:value="10066275204.2" calcext:value-type="float">
            <text:p>10066275204.2</text:p>
          </table:table-cell>
          <table:table-cell office:value-type="float" office:value="412" calcext:value-type="float">
            <text:p>412</text:p>
          </table:table-cell>
          <table:table-cell office:value-type="date" office:date-value="1999-01-01T00:00:19" calcext:value-type="date">
            <text:p>01/01/99 12:00 AM</text:p>
          </table:table-cell>
          <table:table-cell office:value-type="date" office:date-value="2010-01-01T01:00:19" calcext:value-type="date">
            <text:p>01/01/10 01:00 AM</text:p>
          </table:table-cell>
          <table:table-cell office:value-type="date" office:date-value="2017-06-16T03:50:34" calcext:value-type="date">
            <text:p>06/16/17 03:50 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90.452" calcext:value-type="float">
            <text:p>2490.452</text:p>
          </table:table-cell>
          <table:table-cell office:value-type="float" office:value="504925200" calcext:value-type="float">
            <text:p>504925200</text:p>
          </table:table-cell>
          <table:table-cell office:value-type="float" office:value="10066275204.2" calcext:value-type="float">
            <text:p>10066275204.2</text:p>
          </table:table-cell>
          <table:table-cell office:value-type="float" office:value="202" calcext:value-type="float">
            <text:p>202</text:p>
          </table:table-cell>
          <table:table-cell office:value-type="date" office:date-value="1999-01-01T00:00:19" calcext:value-type="date">
            <text:p>01/01/99 12:00 AM</text:p>
          </table:table-cell>
          <table:table-cell office:value-type="date" office:date-value="2015-01-01T01:00:19" calcext:value-type="date">
            <text:p>01/01/15 01:00 AM</text:p>
          </table:table-cell>
          <table:table-cell office:value-type="date" office:date-value="2017-06-16T04:02:14" calcext:value-type="date">
            <text:p>06/16/17 04:02 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60.414" calcext:value-type="float">
            <text:p>2460.414</text:p>
          </table:table-cell>
          <table:table-cell office:value-type="float" office:value="504925200" calcext:value-type="float">
            <text:p>504925200</text:p>
          </table:table-cell>
          <table:table-cell office:value-type="float" office:value="10066275204.2" calcext:value-type="float">
            <text:p>10066275204.2</text:p>
          </table:table-cell>
          <table:table-cell office:value-type="float" office:value="403" calcext:value-type="float">
            <text:p>403</text:p>
          </table:table-cell>
          <table:table-cell office:value-type="date" office:date-value="1999-01-01T00:00:19" calcext:value-type="date">
            <text:p>01/01/99 12:00 AM</text:p>
          </table:table-cell>
          <table:table-cell office:value-type="date" office:date-value="2015-01-01T01:00:19" calcext:value-type="date">
            <text:p>01/01/15 01:00 AM</text:p>
          </table:table-cell>
          <table:table-cell office:value-type="date" office:date-value="2017-06-16T04:43:45" calcext:value-type="date">
            <text:p>06/16/17 04:43 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80.408" calcext:value-type="float">
            <text:p>2480.408</text:p>
          </table:table-cell>
          <table:table-cell office:value-type="float" office:value="504925200" calcext:value-type="float">
            <text:p>504925200</text:p>
          </table:table-cell>
          <table:table-cell office:value-type="float" office:value="10066275204.2" calcext:value-type="float">
            <text:p>10066275204.2</text:p>
          </table:table-cell>
          <table:table-cell office:value-type="float" office:value="412" calcext:value-type="float">
            <text:p>412</text:p>
          </table:table-cell>
          <table:table-cell office:value-type="date" office:date-value="1999-01-01T00:00:19" calcext:value-type="date">
            <text:p>01/01/99 12:00 AM</text:p>
          </table:table-cell>
          <table:table-cell office:value-type="date" office:date-value="2015-01-01T01:00:19" calcext:value-type="date">
            <text:p>01/01/15 01:00 AM</text:p>
          </table:table-cell>
          <table:table-cell office:value-type="date" office:date-value="2017-06-16T05:24:45" calcext:value-type="date">
            <text:p>06/16/17 05:24 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10.732" calcext:value-type="float">
            <text:p>3910.732</text:p>
          </table:table-cell>
          <table:table-cell office:value-type="float" office:value="662691600" calcext:value-type="float">
            <text:p>662691600</text:p>
          </table:table-cell>
          <table:table-cell office:value-type="float" office:value="10066275204.2" calcext:value-type="float">
            <text:p>10066275204.2</text:p>
          </table:table-cell>
          <table:table-cell office:value-type="float" office:value="202" calcext:value-type="float">
            <text:p>202</text:p>
          </table:table-cell>
          <table:table-cell office:value-type="date" office:date-value="1999-01-01T00:00:19" calcext:value-type="date">
            <text:p>01/01/99 12:00 AM</text:p>
          </table:table-cell>
          <table:table-cell office:value-type="date" office:date-value="2020-01-01T01:00:19" calcext:value-type="date">
            <text:p>01/01/20 01:00 AM</text:p>
          </table:table-cell>
          <table:table-cell office:value-type="date" office:date-value="2017-06-16T06:06:06" calcext:value-type="date">
            <text:p>06/16/17 06:06 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25.708" calcext:value-type="float">
            <text:p>3925.708</text:p>
          </table:table-cell>
          <table:table-cell office:value-type="float" office:value="662691600" calcext:value-type="float">
            <text:p>662691600</text:p>
          </table:table-cell>
          <table:table-cell office:value-type="float" office:value="10066275204.2" calcext:value-type="float">
            <text:p>10066275204.2</text:p>
          </table:table-cell>
          <table:table-cell office:value-type="float" office:value="403" calcext:value-type="float">
            <text:p>403</text:p>
          </table:table-cell>
          <table:table-cell office:value-type="date" office:date-value="1999-01-01T00:00:19" calcext:value-type="date">
            <text:p>01/01/99 12:00 AM</text:p>
          </table:table-cell>
          <table:table-cell office:value-type="date" office:date-value="2020-01-01T01:00:19" calcext:value-type="date">
            <text:p>01/01/20 01:00 AM</text:p>
          </table:table-cell>
          <table:table-cell office:value-type="date" office:date-value="2017-06-16T07:11:17" calcext:value-type="date">
            <text:p>06/16/17 07:11 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20.731" calcext:value-type="float">
            <text:p>3920.731</text:p>
          </table:table-cell>
          <table:table-cell office:value-type="float" office:value="662691600" calcext:value-type="float">
            <text:p>662691600</text:p>
          </table:table-cell>
          <table:table-cell office:value-type="float" office:value="10066275204.2" calcext:value-type="float">
            <text:p>10066275204.2</text:p>
          </table:table-cell>
          <table:table-cell office:value-type="float" office:value="412" calcext:value-type="float">
            <text:p>412</text:p>
          </table:table-cell>
          <table:table-cell office:value-type="date" office:date-value="1999-01-01T00:00:19" calcext:value-type="date">
            <text:p>01/01/99 12:00 AM</text:p>
          </table:table-cell>
          <table:table-cell office:value-type="date" office:date-value="2020-01-01T01:00:19" calcext:value-type="date">
            <text:p>01/01/20 01:00 AM</text:p>
          </table:table-cell>
          <table:table-cell office:value-type="date" office:date-value="2017-06-16T08:16:43" calcext:value-type="date">
            <text:p>06/16/17 08:16 AM</text:p>
          </table:table-cell>
        </table:table-row>
      </table:table>
      <table:table table:name="correlation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area</text:p>
          </table:table-cell>
          <table:table-cell office:value-type="string" calcext:value-type="string">
            <text:p>execution_time</text:p>
          </table:table-cell>
          <table:table-cell office:value-type="string" calcext:value-type="string">
            <text:p>num_of_params</text:p>
          </table:table-cell>
          <table:table-cell office:value-type="string" calcext:value-type="string">
            <text:p>time_coverage</text:p>
          </table:table-cell>
          <table:table-cell office:value-type="string" calcext:value-type="string">
            <text:p>time_coverage_end</text:p>
          </table:table-cell>
        </table:table-row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N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cution_time</text:p>
          </table:table-cell>
          <table:table-cell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float" office:value="-0.000735618882609" calcext:value-type="float">
            <text:p>-0.0007356189</text:p>
          </table:table-cell>
          <table:table-cell table:number-columns-repeated="2" office:value-type="float" office:value="0.945791858584" calcext:value-type="float">
            <text:p>0.9457918586</text:p>
          </table:table-cell>
        </table:table-row>
        <table:table-row table:style-name="ro1">
          <table:table-cell office:value-type="string" calcext:value-type="string">
            <text:p>num_of_params</text:p>
          </table:table-cell>
          <table:table-cell office:value-type="string" calcext:value-type="string">
            <text:p>NaN</text:p>
          </table:table-cell>
          <table:table-cell office:value-type="float" office:value="-0.000735618882609" calcext:value-type="float">
            <text:p>-0.00073561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_coverage</text:p>
          </table:table-cell>
          <table:table-cell office:value-type="string" calcext:value-type="string">
            <text:p>NaN</text:p>
          </table:table-cell>
          <table:table-cell office:value-type="float" office:value="0.945791858584" calcext:value-type="float">
            <text:p>0.94579185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_coverage_end</text:p>
          </table:table-cell>
          <table:table-cell office:value-type="string" calcext:value-type="string">
            <text:p>NaN</text:p>
          </table:table-cell>
          <table:table-cell office:value-type="float" office:value="0.945791858584" calcext:value-type="float">
            <text:p>0.94579185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Correlations</text:p>
          </table:table-cell>
          <table:table-cell office:value-type="string" calcext:value-type="string">
            <text:p>execution_time</text:p>
          </table:table-cell>
          <table:table-cell office:value-type="string" calcext:value-type="string">
            <text:p>time_coverage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um_of_params</text:p>
          </table:table-cell>
          <table:table-cell/>
        </table:table-row>
        <table:table-row table:style-name="ro1">
          <table:table-cell office:value-type="string" calcext:value-type="string">
            <text:p>execution_time</text:p>
          </table:table-cell>
          <table:table-cell table:formula="of:=CORREL([$data.$B$1:.$B$16]; [$data.$B$1:.$B$16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coverage</text:p>
          </table:table-cell>
          <table:table-cell table:formula="of:=CORREL([$data.$B$1:.$B$16]; [$data.$C$1:.$C$16])" office:value-type="float" office:value="0.945791858583522" calcext:value-type="float">
            <text:p>0.9457918586</text:p>
          </table:table-cell>
          <table:table-cell table:formula="of:=CORREL([$data.$C$1:.$C$16]; [$data.$C$1:.$C$16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ea</text:p>
          </table:table-cell>
          <table:table-cell table:formula="of:=CORREL([$data.$B$1:.$B$16]; [$data.$D$1:.$D$16])" office:value-type="string" office:string-value="" calcext:value-type="error">
            <text:p>#DIV/0!</text:p>
          </table:table-cell>
          <table:table-cell table:formula="of:=CORREL([$data.$C$1:.$C$16]; [$data.$D$1:.$D$16])" office:value-type="string" office:string-value="" calcext:value-type="error">
            <text:p>#DIV/0!</text:p>
          </table:table-cell>
          <table:table-cell table:formula="of:=CORREL([$data.$D$1:.$D$16]; [$data.$D$1:.$D$1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_of_params</text:p>
          </table:table-cell>
          <table:table-cell table:formula="of:=CORREL([$data.$B$1:.$B$16]; [$data.$E$1:.$E$16])" office:value-type="float" office:value="-0.000735618882608676" calcext:value-type="float">
            <text:p>-0.0007356189</text:p>
          </table:table-cell>
          <table:table-cell table:formula="of:=CORREL([$data.$C$1:.$C$16]; [$data.$E$1:.$E$16])" office:value-type="float" office:value="0" calcext:value-type="float">
            <text:p>0</text:p>
          </table:table-cell>
          <table:table-cell table:formula="of:=CORREL([$data.$D$1:.$D$16]; [$data.$E$1:.$E$16])" office:value-type="string" office:string-value="" calcext:value-type="error">
            <text:p>#DIV/0!</text:p>
          </table:table-cell>
          <table:table-cell table:formula="of:=CORREL([$data.$E$1:.$E$16]; [$data.$E$1:.$E$16])"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6T13:39:51.620918729</dc:date>
    <meta:editing-duration>PT1M47S</meta:editing-duration>
    <meta:editing-cycles>3</meta:editing-cycles>
    <meta:generator>LibreOffice/5.1.6.2$Linux_X86_64 LibreOffice_project/10m0$Build-2</meta:generator>
    <meta:document-statistic meta:table-count="2" meta:cell-count="178" meta:object-count="0"/>
  </office:meta>
</office:document-meta>
</file>